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2"/>
    <style:style style:name="ce3" style:family="table-cell" style:parent-style-name="Default" style:data-style-name="N124">
      <style:table-cell-properties style:text-align-source="fix" style:repeat-content="false" fo:border="none"/>
      <style:paragraph-properties fo:text-align="center"/>
    </style:style>
    <style:style style:name="ce4" style:family="table-cell" style:parent-style-name="Default" style:data-style-name="N124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column table:style-name="co4" table:default-cell-style-name="ce4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auBench Executio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auBench Ref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log10(1/sqrt(DOF))</text:p>
          </table:table-cell>
          <table:table-cell office:value-type="string" calcext:value-type="string">
            <text:p>log10(Entropy Error)</text:p>
          </table:table-cell>
          <table:table-cell table:style-name="ce1" office:value-type="string" calcext:value-type="string">
            <text:p>Time (s)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  <table:table-cell/>
          <table:table-cell table:style-name="ce3" office:value-type="string" calcext:value-type="string">
            <text:p>Slope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ine Turbo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620230287" calcext:value-type="float">
            <text:p>-2.62E+00</text:p>
          </table:table-cell>
          <table:table-cell table:style-name="ce1" office:value-type="float" office:value="2.024" calcext:value-type="float">
            <text:p>2.02E+00</text:p>
          </table:table-cell>
          <table:table-cell table:style-name="ce1"/>
          <table:table-cell table:formula="of:=10^[.A8]" office:value-type="float" office:value="0.0721687837071593" calcext:value-type="float">
            <text:p>0.0721687837</text:p>
          </table:table-cell>
          <table:table-cell table:formula="of:=10^[.B8]" office:value-type="float" office:value="0.00239756126205984" calcext:value-type="float">
            <text:p>0.0023975613</text:p>
          </table:table-cell>
          <table:table-cell table:formula="of:=[.C8]/[.$F$2]" office:value-type="float" office:value="0.253" calcext:value-type="float">
            <text:p>2.53000000E-01</text:p>
          </table:table-cell>
          <table:table-cell table:formula="of:=[.G8]*[.$F$3]" office:value-type="float" office:value="1.265" calcext:value-type="float">
            <text:p>1.26500000E+00</text:p>
          </table:table-cell>
          <table:table-cell/>
          <table:table-cell table:style-name="Default"/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89775958" calcext:value-type="float">
            <text:p>-2.90E+00</text:p>
          </table:table-cell>
          <table:table-cell table:style-name="ce1" office:value-type="float" office:value="3.089" calcext:value-type="float">
            <text:p>3.09E+00</text:p>
          </table:table-cell>
          <table:table-cell table:style-name="ce1"/>
          <table:table-cell table:formula="of:=10^[.A9]" office:value-type="float" office:value="0.0360843918256607" calcext:value-type="float">
            <text:p>0.0360843918</text:p>
          </table:table-cell>
          <table:table-cell table:formula="of:=10^[.B9]" office:value-type="float" office:value="0.00126543668354486" calcext:value-type="float">
            <text:p>0.0012654367</text:p>
          </table:table-cell>
          <table:table-cell table:formula="of:=[.C9]/[.$F$2]" office:value-type="float" office:value="0.386125" calcext:value-type="float">
            <text:p>3.86125000E-01</text:p>
          </table:table-cell>
          <table:table-cell table:formula="of:=[.G9]*[.$F$3]" office:value-type="float" office:value="1.930625" calcext:value-type="float">
            <text:p>1.93062500E+00</text:p>
          </table:table-cell>
          <table:table-cell/>
          <table:table-cell table:formula="of:=(LOG([.F9])-LOG([.F8]))/(LOG([.E9])-LOG([.E8]))" office:value-type="float" office:value="0.921932354541836" calcext:value-type="float">
            <text:p>0.9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30303875" calcext:value-type="float">
            <text:p>-3.30E+00</text:p>
          </table:table-cell>
          <table:table-cell table:style-name="ce1" office:value-type="float" office:value="7.445" calcext:value-type="float">
            <text:p>7.45E+00</text:p>
          </table:table-cell>
          <table:table-cell table:style-name="ce1"/>
          <table:table-cell table:formula="of:=10^[.A10]" office:value-type="float" office:value="0.0180421958988709" calcext:value-type="float">
            <text:p>0.0180421959</text:p>
          </table:table-cell>
          <table:table-cell table:formula="of:=10^[.B10]" office:value-type="float" office:value="0.000497692676282958" calcext:value-type="float">
            <text:p>0.0004976927</text:p>
          </table:table-cell>
          <table:table-cell table:formula="of:=[.C10]/[.$F$2]" office:value-type="float" office:value="0.930625" calcext:value-type="float">
            <text:p>9.30625000E-01</text:p>
          </table:table-cell>
          <table:table-cell table:formula="of:=[.G10]*[.$F$3]" office:value-type="float" office:value="4.653125" calcext:value-type="float">
            <text:p>4.65312500E+00</text:p>
          </table:table-cell>
          <table:table-cell/>
          <table:table-cell table:formula="of:=(LOG([.F10])-LOG([.F9]))/(LOG([.E10])-LOG([.E9]))" office:value-type="float" office:value="1.34630825959284" calcext:value-type="float">
            <text:p>1.3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3.766218884" calcext:value-type="float">
            <text:p>-3.766218884</text:p>
          </table:table-cell>
          <table:table-cell office:value-type="float" office:value="30.028" calcext:value-type="float">
            <text:p>30.028</text:p>
          </table:table-cell>
          <table:table-cell/>
          <table:table-cell table:formula="of:=10^[.A11]" office:value-type="float" office:value="0.00902109796322757" calcext:value-type="float">
            <text:p>0.009021098</text:p>
          </table:table-cell>
          <table:table-cell table:formula="of:=10^[.B11]" office:value-type="float" office:value="0.000171309369232745" calcext:value-type="float">
            <text:p>0.0001713094</text:p>
          </table:table-cell>
          <table:table-cell table:formula="of:=[.C11]/[.$F$2]" office:value-type="float" office:value="3.7535" calcext:value-type="float">
            <text:p>3.75350000E+00</text:p>
          </table:table-cell>
          <table:table-cell table:formula="of:=[.G11]*[.$F$3]" office:value-type="float" office:value="18.7675" calcext:value-type="float">
            <text:p>1.87675000E+01</text:p>
          </table:table-cell>
          <table:table-cell/>
          <table:table-cell table:formula="of:=(LOG([.F11])-LOG([.F10]))/(LOG([.E11])-LOG([.E10]))" office:value-type="float" office:value="1.53865110352209" calcext:value-type="float">
            <text:p>1.5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243722502" calcext:value-type="float">
            <text:p>-4.24E+00</text:p>
          </table:table-cell>
          <table:table-cell office:value-type="float" office:value="145.141" calcext:value-type="float">
            <text:p>145.141</text:p>
          </table:table-cell>
          <table:table-cell/>
          <table:table-cell table:formula="of:=10^[.A12]" office:value-type="float" office:value="0.00451054897812392" calcext:value-type="float">
            <text:p>0.004510549</text:p>
          </table:table-cell>
          <table:table-cell table:formula="of:=10^[.B12]" office:value-type="float" office:value="0.0000570528702433003" calcext:value-type="float">
            <text:p>5.70528702433003E-05</text:p>
          </table:table-cell>
          <table:table-cell table:formula="of:=[.C12]/[.$F$2]" office:value-type="float" office:value="18.142625" calcext:value-type="float">
            <text:p>1.81426250E+01</text:p>
          </table:table-cell>
          <table:table-cell table:formula="of:=[.G12]*[.$F$3]" office:value-type="float" office:value="90.713125" calcext:value-type="float">
            <text:p>9.07131250E+01</text:p>
          </table:table-cell>
          <table:table-cell/>
          <table:table-cell table:formula="of:=(LOG([.F12])-LOG([.F11]))/(LOG([.E12])-LOG([.E11]))" office:value-type="float" office:value="1.58623268227396" calcext:value-type="float">
            <text:p>1.6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723532725" calcext:value-type="float">
            <text:p>-4.72E+00</text:p>
          </table:table-cell>
          <table:table-cell office:value-type="float" office:value="716.532" calcext:value-type="float">
            <text:p>716.532</text:p>
          </table:table-cell>
          <table:table-cell/>
          <table:table-cell table:formula="of:=10^[.A13]" office:value-type="float" office:value="0.00225527448731703" calcext:value-type="float">
            <text:p>0.0022552745</text:p>
          </table:table-cell>
          <table:table-cell table:formula="of:=10^[.B13]" office:value-type="float" office:value="0.0000189002380856337" calcext:value-type="float">
            <text:p>1.89002380856337E-05</text:p>
          </table:table-cell>
          <table:table-cell table:formula="of:=[.C13]/[.$F$2]" office:value-type="float" office:value="89.5665" calcext:value-type="float">
            <text:p>8.95665000E+01</text:p>
          </table:table-cell>
          <table:table-cell table:formula="of:=[.G13]*[.$F$3]" office:value-type="float" office:value="447.8325" calcext:value-type="float">
            <text:p>4.47832500E+02</text:p>
          </table:table-cell>
          <table:table-cell/>
          <table:table-cell table:formula="of:=(LOG([.F13])-LOG([.F12]))/(LOG([.E13])-LOG([.E12]))" office:value-type="float" office:value="1.59389505821871" calcext:value-type="float">
            <text:p>1.6</text:p>
          </table:table-cell>
        </table:table-row>
        <table:table-row table:style-name="ro1">
          <table:table-cell office:value-type="float" office:value="-2.947830588" calcext:value-type="float">
            <text:p>-2.947830588</text:p>
          </table:table-cell>
          <table:table-cell office:value-type="float" office:value="-5.203234579" calcext:value-type="float">
            <text:p>-5.20E+00</text:p>
          </table:table-cell>
          <table:table-cell office:value-type="float" office:value="4507.716" calcext:value-type="float">
            <text:p>4507.716</text:p>
          </table:table-cell>
          <table:table-cell/>
          <table:table-cell table:formula="of:=10^[.A14]" office:value-type="float" office:value="0.00112763724538253" calcext:value-type="float">
            <text:p>0.0011276372</text:p>
          </table:table-cell>
          <table:table-cell table:formula="of:=10^[.B14]" office:value-type="float" office:value="0.00000626275498035277" calcext:value-type="float">
            <text:p>6.26275498035277E-06</text:p>
          </table:table-cell>
          <table:table-cell table:formula="of:=[.C14]/[.$F$2]" office:value-type="float" office:value="563.4645" calcext:value-type="float">
            <text:p>5.63464500E+02</text:p>
          </table:table-cell>
          <table:table-cell table:formula="of:=[.G14]*[.$F$3]" office:value-type="float" office:value="2817.3225" calcext:value-type="float">
            <text:p>2.81732250E+03</text:p>
          </table:table-cell>
          <table:table-cell/>
          <table:table-cell table:formula="of:=(LOG([.F14])-LOG([.F13]))/(LOG([.E14])-LOG([.E13]))" office:value-type="float" office:value="1.59353506948702" calcext:value-type="float">
            <text:p>1.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Fluent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424710806" calcext:value-type="float">
            <text:p>-2.42E+00</text:p>
          </table:table-cell>
          <table:table-cell table:style-name="ce1" office:value-type="float" office:value="20" calcext:value-type="float">
            <text:p>2.00E+01</text:p>
          </table:table-cell>
          <table:table-cell table:style-name="ce1"/>
          <table:table-cell table:formula="of:=10^[.A18]" office:value-type="float" office:value="0.0721687837071593" calcext:value-type="float">
            <text:p>0.0721687837</text:p>
          </table:table-cell>
          <table:table-cell table:formula="of:=10^[.B18]" office:value-type="float" office:value="0.00376087755427665" calcext:value-type="float">
            <text:p>0.0037608776</text:p>
          </table:table-cell>
          <table:table-cell table:formula="of:=[.C18]/[.$F$2]" office:value-type="float" office:value="2.5" calcext:value-type="float">
            <text:p>2.50000000E+00</text:p>
          </table:table-cell>
          <table:table-cell table:formula="of:=[.G18]*[.$F$3]" office:value-type="float" office:value="12.5" calcext:value-type="float">
            <text:p>1.25000000E+01</text:p>
          </table:table-cell>
          <table:table-cell/>
          <table:table-cell table:style-name="Default"/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958020734" calcext:value-type="float">
            <text:p>-2.96E+00</text:p>
          </table:table-cell>
          <table:table-cell table:style-name="ce1" office:value-type="float" office:value="44" calcext:value-type="float">
            <text:p>4.40E+01</text:p>
          </table:table-cell>
          <table:table-cell table:style-name="ce1"/>
          <table:table-cell table:formula="of:=10^[.A19]" office:value-type="float" office:value="0.0360843918256607" calcext:value-type="float">
            <text:p>0.0360843918</text:p>
          </table:table-cell>
          <table:table-cell table:formula="of:=10^[.B19]" office:value-type="float" office:value="0.0011014867213281" calcext:value-type="float">
            <text:p>0.0011014867</text:p>
          </table:table-cell>
          <table:table-cell table:formula="of:=[.C19]/[.$F$2]" office:value-type="float" office:value="5.5" calcext:value-type="float">
            <text:p>5.50000000E+00</text:p>
          </table:table-cell>
          <table:table-cell table:formula="of:=[.G19]*[.$F$3]" office:value-type="float" office:value="27.5" calcext:value-type="float">
            <text:p>2.75000000E+01</text:p>
          </table:table-cell>
          <table:table-cell/>
          <table:table-cell table:formula="of:=(LOG([.F19])-LOG([.F18]))/(LOG([.E19])-LOG([.E18]))" office:value-type="float" office:value="1.77161723112802" calcext:value-type="float">
            <text:p>1.8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529327307" calcext:value-type="float">
            <text:p>-3.53E+00</text:p>
          </table:table-cell>
          <table:table-cell table:style-name="ce1" office:value-type="float" office:value="120" calcext:value-type="float">
            <text:p>1.20E+02</text:p>
          </table:table-cell>
          <table:table-cell table:style-name="ce1"/>
          <table:table-cell table:formula="of:=10^[.A20]" office:value-type="float" office:value="0.0180421958988709" calcext:value-type="float">
            <text:p>0.0180421959</text:p>
          </table:table-cell>
          <table:table-cell table:formula="of:=10^[.B20]" office:value-type="float" office:value="0.000295578399374442" calcext:value-type="float">
            <text:p>0.0002955784</text:p>
          </table:table-cell>
          <table:table-cell table:formula="of:=[.C20]/[.$F$2]" office:value-type="float" office:value="15" calcext:value-type="float">
            <text:p>1.50000000E+01</text:p>
          </table:table-cell>
          <table:table-cell table:formula="of:=[.G20]*[.$F$3]" office:value-type="float" office:value="75" calcext:value-type="float">
            <text:p>7.50000000E+01</text:p>
          </table:table-cell>
          <table:table-cell/>
          <table:table-cell table:formula="of:=(LOG([.F20])-LOG([.F19]))/(LOG([.E20])-LOG([.E19]))" office:value-type="float" office:value="1.89783935352409" calcext:value-type="float">
            <text:p>1.9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045966535" calcext:value-type="float">
            <text:p>-4.045966535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10^[.A21]" office:value-type="float" office:value="0.00902109796322757" calcext:value-type="float">
            <text:p>0.009021098</text:p>
          </table:table-cell>
          <table:table-cell table:formula="of:=10^[.B21]" office:value-type="float" office:value="0.0000899566895895306" calcext:value-type="float">
            <text:p>8.99566895895306E-05</text:p>
          </table:table-cell>
          <table:table-cell table:formula="of:=[.C21]/[.$F$2]" office:value-type="float" office:value="47.5" calcext:value-type="float">
            <text:p>4.75000000E+01</text:p>
          </table:table-cell>
          <table:table-cell table:formula="of:=[.G21]*[.$F$3]" office:value-type="float" office:value="237.5" calcext:value-type="float">
            <text:p>2.37500000E+02</text:p>
          </table:table-cell>
          <table:table-cell/>
          <table:table-cell table:formula="of:=(LOG([.F21])-LOG([.F20]))/(LOG([.E21])-LOG([.E20]))" office:value-type="float" office:value="1.71623837019962" calcext:value-type="float">
            <text:p>1.7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520337226" calcext:value-type="float">
            <text:p>-4.52E+00</text:p>
          </table:table-cell>
          <table:table-cell office:value-type="float" office:value="3360" calcext:value-type="float">
            <text:p>3360</text:p>
          </table:table-cell>
          <table:table-cell/>
          <table:table-cell table:formula="of:=10^[.A22]" office:value-type="float" office:value="0.00451054897812392" calcext:value-type="float">
            <text:p>0.004510549</text:p>
          </table:table-cell>
          <table:table-cell table:formula="of:=10^[.B22]" office:value-type="float" office:value="0.0000301760766356575" calcext:value-type="float">
            <text:p>3.01760766356575E-05</text:p>
          </table:table-cell>
          <table:table-cell table:formula="of:=[.C22]/[.$F$2]" office:value-type="float" office:value="420" calcext:value-type="float">
            <text:p>4.20000000E+02</text:p>
          </table:table-cell>
          <table:table-cell table:formula="of:=[.G22]*[.$F$3]" office:value-type="float" office:value="2100" calcext:value-type="float">
            <text:p>2.10000000E+03</text:p>
          </table:table-cell>
          <table:table-cell/>
          <table:table-cell table:formula="of:=(LOG([.F22])-LOG([.F21]))/(LOG([.E22])-LOG([.E21]))" office:value-type="float" office:value="1.57582532406505" calcext:value-type="float">
            <text:p>1.6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977046829" calcext:value-type="float">
            <text:p>-4.98E+00</text:p>
          </table:table-cell>
          <table:table-cell office:value-type="float" office:value="48819.936" calcext:value-type="float">
            <text:p>48819.936</text:p>
          </table:table-cell>
          <table:table-cell/>
          <table:table-cell table:formula="of:=10^[.A23]" office:value-type="float" office:value="0.00225527448731703" calcext:value-type="float">
            <text:p>0.0022552745</text:p>
          </table:table-cell>
          <table:table-cell table:formula="of:=10^[.B23]" office:value-type="float" office:value="0.0000105427321034624" calcext:value-type="float">
            <text:p>1.05427321034624E-05</text:p>
          </table:table-cell>
          <table:table-cell table:formula="of:=[.C23]/[.$F$2]" office:value-type="float" office:value="6102.492" calcext:value-type="float">
            <text:p>6.10249200E+03</text:p>
          </table:table-cell>
          <table:table-cell table:formula="of:=[.G23]*[.$F$3]" office:value-type="float" office:value="30512.46" calcext:value-type="float">
            <text:p>3.05124600E+04</text:p>
          </table:table-cell>
          <table:table-cell/>
          <table:table-cell table:formula="of:=(LOG([.F23])-LOG([.F22]))/(LOG([.E23])-LOG([.E22]))" office:value-type="float" office:value="1.51715645971706" calcext:value-type="float">
            <text:p>1.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10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CFD++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698291936" calcext:value-type="float">
            <text:p>-2.70E+00</text:p>
          </table:table-cell>
          <table:table-cell table:style-name="ce1" office:value-type="float" office:value="0.49" calcext:value-type="float">
            <text:p>4.90E-01</text:p>
          </table:table-cell>
          <table:table-cell table:style-name="ce1"/>
          <table:table-cell table:formula="of:=10^[.A36]" office:value-type="float" office:value="0.0721687837071593" calcext:value-type="float">
            <text:p>0.0721687837</text:p>
          </table:table-cell>
          <table:table-cell table:formula="of:=10^[.B36]" office:value-type="float" office:value="0.0020031250590433" calcext:value-type="float">
            <text:p>0.0020031251</text:p>
          </table:table-cell>
          <table:table-cell table:formula="of:=[.C36]/[.$F$2]" office:value-type="float" office:value="0.06125" calcext:value-type="float">
            <text:p>6.12500000E-02</text:p>
          </table:table-cell>
          <table:table-cell table:formula="of:=[.G36]*[.$F$3]" office:value-type="float" office:value="0.30625" calcext:value-type="float">
            <text:p>3.06250000E-01</text:p>
          </table:table-cell>
          <table:table-cell/>
          <table:table-cell table:style-name="Default"/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3.084991095" calcext:value-type="float">
            <text:p>-3.08E+0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/>
          <table:table-cell table:formula="of:=10^[.A37]" office:value-type="float" office:value="0.0360843918256607" calcext:value-type="float">
            <text:p>0.0360843918</text:p>
          </table:table-cell>
          <table:table-cell table:formula="of:=10^[.B37]" office:value-type="float" office:value="0.000822259509810991" calcext:value-type="float">
            <text:p>0.0008222595</text:p>
          </table:table-cell>
          <table:table-cell table:formula="of:=[.C37]/[.$F$2]" office:value-type="float" office:value="0.25" calcext:value-type="float">
            <text:p>2.50000000E-01</text:p>
          </table:table-cell>
          <table:table-cell table:formula="of:=[.G37]*[.$F$3]" office:value-type="float" office:value="1.25" calcext:value-type="float">
            <text:p>1.25000000E+00</text:p>
          </table:table-cell>
          <table:table-cell/>
          <table:table-cell table:formula="of:=(LOG([.F37])-LOG([.F36]))/(LOG([.E37])-LOG([.E36]))" office:value-type="float" office:value="1.28458679911752" calcext:value-type="float">
            <text:p>1.3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586608549" calcext:value-type="float">
            <text:p>-3.59E+00</text:p>
          </table:table-cell>
          <table:table-cell table:style-name="ce1" office:value-type="float" office:value="10.93" calcext:value-type="float">
            <text:p>1.09E+01</text:p>
          </table:table-cell>
          <table:table-cell table:style-name="ce1"/>
          <table:table-cell table:formula="of:=10^[.A38]" office:value-type="float" office:value="0.0180421958988709" calcext:value-type="float">
            <text:p>0.0180421959</text:p>
          </table:table-cell>
          <table:table-cell table:formula="of:=10^[.B38]" office:value-type="float" office:value="0.000259054685057742" calcext:value-type="float">
            <text:p>0.0002590547</text:p>
          </table:table-cell>
          <table:table-cell table:formula="of:=[.C38]/[.$F$2]" office:value-type="float" office:value="1.36625" calcext:value-type="float">
            <text:p>1.36625000E+00</text:p>
          </table:table-cell>
          <table:table-cell table:formula="of:=[.G38]*[.$F$3]" office:value-type="float" office:value="6.83125" calcext:value-type="float">
            <text:p>6.83125000E+00</text:p>
          </table:table-cell>
          <table:table-cell/>
          <table:table-cell table:formula="of:=(LOG([.F38])-LOG([.F37]))/(LOG([.E38])-LOG([.E37]))" office:value-type="float" office:value="1.66633711146845" calcext:value-type="float">
            <text:p>1.7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079439228" calcext:value-type="float">
            <text:p>-4.079439228</text:p>
          </table:table-cell>
          <table:table-cell office:value-type="float" office:value="93.55" calcext:value-type="float">
            <text:p>93.55</text:p>
          </table:table-cell>
          <table:table-cell/>
          <table:table-cell table:formula="of:=10^[.A39]" office:value-type="float" office:value="0.00902109796322757" calcext:value-type="float">
            <text:p>0.009021098</text:p>
          </table:table-cell>
          <table:table-cell table:formula="of:=10^[.B39]" office:value-type="float" office:value="0.0000832838459166963" calcext:value-type="float">
            <text:p>8.32838459166963E-05</text:p>
          </table:table-cell>
          <table:table-cell table:formula="of:=[.C39]/[.$F$2]" office:value-type="float" office:value="11.69375" calcext:value-type="float">
            <text:p>1.16937500E+01</text:p>
          </table:table-cell>
          <table:table-cell table:formula="of:=[.G39]*[.$F$3]" office:value-type="float" office:value="58.46875" calcext:value-type="float">
            <text:p>5.84687500E+01</text:p>
          </table:table-cell>
          <table:table-cell/>
          <table:table-cell table:formula="of:=(LOG([.F39])-LOG([.F38]))/(LOG([.E39])-LOG([.E38]))" office:value-type="float" office:value="1.63714808220357" calcext:value-type="float">
            <text:p>1.6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544370019" calcext:value-type="float">
            <text:p>-4.54E+00</text:p>
          </table:table-cell>
          <table:table-cell office:value-type="float" office:value="877.16" calcext:value-type="float">
            <text:p>877.16</text:p>
          </table:table-cell>
          <table:table-cell/>
          <table:table-cell table:formula="of:=10^[.A40]" office:value-type="float" office:value="0.00451054897812392" calcext:value-type="float">
            <text:p>0.004510549</text:p>
          </table:table-cell>
          <table:table-cell table:formula="of:=10^[.B40]" office:value-type="float" office:value="0.0000285515691243895" calcext:value-type="float">
            <text:p>2.85515691243895E-05</text:p>
          </table:table-cell>
          <table:table-cell table:formula="of:=[.C40]/[.$F$2]" office:value-type="float" office:value="109.645" calcext:value-type="float">
            <text:p>1.09645000E+02</text:p>
          </table:table-cell>
          <table:table-cell table:formula="of:=[.G40]*[.$F$3]" office:value-type="float" office:value="548.225" calcext:value-type="float">
            <text:p>5.48225000E+02</text:p>
          </table:table-cell>
          <table:table-cell/>
          <table:table-cell table:formula="of:=(LOG([.F40])-LOG([.F39]))/(LOG([.E40])-LOG([.E39]))" office:value-type="float" office:value="1.54446665507713" calcext:value-type="float">
            <text:p>1.5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4.998162479" calcext:value-type="float">
            <text:p>-5.00E+00</text:p>
          </table:table-cell>
          <table:table-cell office:value-type="float" office:value="3656.9" calcext:value-type="float">
            <text:p>3656.9</text:p>
          </table:table-cell>
          <table:table-cell/>
          <table:table-cell table:formula="of:=10^[.A41]" office:value-type="float" office:value="0.00225527448731703" calcext:value-type="float">
            <text:p>0.0022552745</text:p>
          </table:table-cell>
          <table:table-cell table:formula="of:=10^[.B41]" office:value-type="float" office:value="0.0000100424001198545" calcext:value-type="float">
            <text:p>1.00424001198545E-05</text:p>
          </table:table-cell>
          <table:table-cell table:formula="of:=[.C41]/[.$F$2]" office:value-type="float" office:value="457.1125" calcext:value-type="float">
            <text:p>4.57112500E+02</text:p>
          </table:table-cell>
          <table:table-cell table:formula="of:=[.G41]*[.$F$3]" office:value-type="float" office:value="2285.5625" calcext:value-type="float">
            <text:p>2.28556250E+03</text:p>
          </table:table-cell>
          <table:table-cell/>
          <table:table-cell table:formula="of:=(LOG([.F41])-LOG([.F40]))/(LOG([.E41])-LOG([.E40]))" office:value-type="float" office:value="1.50746592043937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Star CCM+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-1.141650614" calcext:value-type="float">
            <text:p>-1.141650614</text:p>
          </table:table-cell>
          <table:table-cell office:value-type="float" office:value="-2.404834151" calcext:value-type="float">
            <text:p>-2.40E+00</text:p>
          </table:table-cell>
          <table:table-cell table:style-name="ce1" office:value-type="float" office:value="0.436522" calcext:value-type="float">
            <text:p>4.37E-01</text:p>
          </table:table-cell>
          <table:table-cell table:style-name="ce1"/>
          <table:table-cell table:formula="of:=10^[.A45]" office:value-type="float" office:value="0.0721687837071593" calcext:value-type="float">
            <text:p>0.0721687837</text:p>
          </table:table-cell>
          <table:table-cell table:formula="of:=10^[.B45]" office:value-type="float" office:value="0.00393700393623403" calcext:value-type="float">
            <text:p>0.0039370039</text:p>
          </table:table-cell>
          <table:table-cell table:formula="of:=[.C45]/[.$F$2]" office:value-type="float" office:value="0.05456525" calcext:value-type="float">
            <text:p>5.45652500E-02</text:p>
          </table:table-cell>
          <table:table-cell table:formula="of:=[.G45]*[.$F$3]" office:value-type="float" office:value="0.27282625" calcext:value-type="float">
            <text:p>2.72826250E-01</text:p>
          </table:table-cell>
          <table:table-cell/>
          <table:table-cell table:style-name="Default"/>
        </table:table-row>
        <table:table-row table:style-name="ro1">
          <table:table-cell office:value-type="float" office:value="-1.44268061" calcext:value-type="float">
            <text:p>-1.44268061</text:p>
          </table:table-cell>
          <table:table-cell office:value-type="float" office:value="-2.920818754" calcext:value-type="float">
            <text:p>-2.92E+00</text:p>
          </table:table-cell>
          <table:table-cell table:style-name="ce1" office:value-type="float" office:value="0.910893" calcext:value-type="float">
            <text:p>9.11E-01</text:p>
          </table:table-cell>
          <table:table-cell table:style-name="ce1"/>
          <table:table-cell table:formula="of:=10^[.A46]" office:value-type="float" office:value="0.0360843918256607" calcext:value-type="float">
            <text:p>0.0360843918</text:p>
          </table:table-cell>
          <table:table-cell table:formula="of:=10^[.B46]" office:value-type="float" office:value="0.00119999999986841" calcext:value-type="float">
            <text:p>0.0012</text:p>
          </table:table-cell>
          <table:table-cell table:formula="of:=[.C46]/[.$F$2]" office:value-type="float" office:value="0.113861625" calcext:value-type="float">
            <text:p>1.13861625E-01</text:p>
          </table:table-cell>
          <table:table-cell table:formula="of:=[.G46]*[.$F$3]" office:value-type="float" office:value="0.569308125" calcext:value-type="float">
            <text:p>5.69308125E-01</text:p>
          </table:table-cell>
          <table:table-cell/>
          <table:table-cell table:formula="of:=(LOG([.F46])-LOG([.F45]))/(LOG([.E46])-LOG([.E45]))" office:value-type="float" office:value="1.71406374732171" calcext:value-type="float">
            <text:p>1.7</text:p>
          </table:table-cell>
        </table:table-row>
        <table:table-row table:style-name="ro1">
          <table:table-cell office:value-type="float" office:value="-1.743710606" calcext:value-type="float">
            <text:p>-1.743710606</text:p>
          </table:table-cell>
          <table:table-cell office:value-type="float" office:value="-3.626682901" calcext:value-type="float">
            <text:p>-3.63E+00</text:p>
          </table:table-cell>
          <table:table-cell table:style-name="ce1" office:value-type="float" office:value="3.258031" calcext:value-type="float">
            <text:p>3.26E+00</text:p>
          </table:table-cell>
          <table:table-cell table:style-name="ce1"/>
          <table:table-cell table:formula="of:=10^[.A47]" office:value-type="float" office:value="0.0180421958988709" calcext:value-type="float">
            <text:p>0.0180421959</text:p>
          </table:table-cell>
          <table:table-cell table:formula="of:=10^[.B47]" office:value-type="float" office:value="0.000236220235965372" calcext:value-type="float">
            <text:p>0.0002362202</text:p>
          </table:table-cell>
          <table:table-cell table:formula="of:=[.C47]/[.$F$2]" office:value-type="float" office:value="0.407253875" calcext:value-type="float">
            <text:p>4.07253875E-01</text:p>
          </table:table-cell>
          <table:table-cell table:formula="of:=[.G47]*[.$F$3]" office:value-type="float" office:value="2.036269375" calcext:value-type="float">
            <text:p>2.03626938E+00</text:p>
          </table:table-cell>
          <table:table-cell/>
          <table:table-cell table:formula="of:=(LOG([.F47])-LOG([.F46]))/(LOG([.E47])-LOG([.E46]))" office:value-type="float" office:value="2.34482993847564" calcext:value-type="float">
            <text:p>2.3</text:p>
          </table:table-cell>
        </table:table-row>
        <table:table-row table:style-name="ro1">
          <table:table-cell office:value-type="float" office:value="-2.044740601" calcext:value-type="float">
            <text:p>-2.044740601</text:p>
          </table:table-cell>
          <table:table-cell table:style-name="Default" office:value-type="float" office:value="-4.353871964" calcext:value-type="float">
            <text:p>-4.353871964</text:p>
          </table:table-cell>
          <table:table-cell office:value-type="float" office:value="27.90349" calcext:value-type="float">
            <text:p>27.90349</text:p>
          </table:table-cell>
          <table:table-cell/>
          <table:table-cell table:formula="of:=10^[.A48]" office:value-type="float" office:value="0.00902109796322757" calcext:value-type="float">
            <text:p>0.009021098</text:p>
          </table:table-cell>
          <table:table-cell table:formula="of:=10^[.B48]" office:value-type="float" office:value="0.0000442718872751577" calcext:value-type="float">
            <text:p>4.42718872751577E-05</text:p>
          </table:table-cell>
          <table:table-cell table:formula="of:=[.C48]/[.$F$2]" office:value-type="float" office:value="3.48793625" calcext:value-type="float">
            <text:p>3.48793625E+00</text:p>
          </table:table-cell>
          <table:table-cell table:formula="of:=[.G48]*[.$F$3]" office:value-type="float" office:value="17.43968125" calcext:value-type="float">
            <text:p>1.74396813E+01</text:p>
          </table:table-cell>
          <table:table-cell/>
          <table:table-cell table:formula="of:=(LOG([.F48])-LOG([.F47]))/(LOG([.E48])-LOG([.E47]))" office:value-type="float" office:value="2.41566978400275" calcext:value-type="float">
            <text:p>2.4</text:p>
          </table:table-cell>
        </table:table-row>
        <table:table-row table:style-name="ro1">
          <table:table-cell office:value-type="float" office:value="-2.345770597" calcext:value-type="float">
            <text:p>-2.345770597</text:p>
          </table:table-cell>
          <table:table-cell office:value-type="float" office:value="-4.98940535" calcext:value-type="float">
            <text:p>-4.99E+00</text:p>
          </table:table-cell>
          <table:table-cell office:value-type="float" office:value="272.95" calcext:value-type="float">
            <text:p>272.95</text:p>
          </table:table-cell>
          <table:table-cell/>
          <table:table-cell table:formula="of:=10^[.A49]" office:value-type="float" office:value="0.00451054897812392" calcext:value-type="float">
            <text:p>0.004510549</text:p>
          </table:table-cell>
          <table:table-cell table:formula="of:=10^[.B49]" office:value-type="float" office:value="0.0000102469507769318" calcext:value-type="float">
            <text:p>0.000010247</text:p>
          </table:table-cell>
          <table:table-cell table:formula="of:=[.C49]/[.$F$2]" office:value-type="float" office:value="34.11875" calcext:value-type="float">
            <text:p>3.41187500E+01</text:p>
          </table:table-cell>
          <table:table-cell table:formula="of:=[.G49]*[.$F$3]" office:value-type="float" office:value="170.59375" calcext:value-type="float">
            <text:p>1.70593750E+02</text:p>
          </table:table-cell>
          <table:table-cell/>
          <table:table-cell table:formula="of:=(LOG([.F49])-LOG([.F48]))/(LOG([.E49])-LOG([.E48]))" office:value-type="float" office:value="2.11119620783571" calcext:value-type="float">
            <text:p>2.1</text:p>
          </table:table-cell>
        </table:table-row>
        <table:table-row table:style-name="ro1">
          <table:table-cell office:value-type="float" office:value="-2.646800593" calcext:value-type="float">
            <text:p>-2.646800593</text:p>
          </table:table-cell>
          <table:table-cell office:value-type="float" office:value="-5.592211126" calcext:value-type="float">
            <text:p>-5.59E+00</text:p>
          </table:table-cell>
          <table:table-cell office:value-type="float" office:value="595.48277" calcext:value-type="float">
            <text:p>595.48277</text:p>
          </table:table-cell>
          <table:table-cell/>
          <table:table-cell table:formula="of:=10^[.A50]" office:value-type="float" office:value="0.00225527448731703" calcext:value-type="float">
            <text:p>0.0022552745</text:p>
          </table:table-cell>
          <table:table-cell table:formula="of:=10^[.B50]" office:value-type="float" office:value="0.00000255734236955416" calcext:value-type="float">
            <text:p>2.55734236955416E-06</text:p>
          </table:table-cell>
          <table:table-cell table:formula="of:=[.C50]/[.$F$2]" office:value-type="float" office:value="74.43534625" calcext:value-type="float">
            <text:p>7.44353463E+01</text:p>
          </table:table-cell>
          <table:table-cell table:formula="of:=[.G50]*[.$F$3]" office:value-type="float" office:value="372.17673125" calcext:value-type="float">
            <text:p>3.72176731E+02</text:p>
          </table:table-cell>
          <table:table-cell/>
          <table:table-cell table:formula="of:=(LOG([.F50])-LOG([.F49]))/(LOG([.E50])-LOG([.E49]))" office:value-type="float" office:value="2.00247744081956" calcext:value-type="float">
            <text:p>2.0</text:p>
          </table:table-cell>
        </table:table-row>
        <table:table-row table:style-name="ro1">
          <table:table-cell office:value-type="float" office:value="-2.947830588" calcext:value-type="float">
            <text:p>-2.947830588</text:p>
          </table:table-cell>
          <table:table-cell table:style-name="Default" office:value-type="float" office:value="-6.122825832" calcext:value-type="float">
            <text:p>-6.122825832</text:p>
          </table:table-cell>
          <table:table-cell office:value-type="float" office:value="2250" calcext:value-type="float">
            <text:p>2250</text:p>
          </table:table-cell>
          <table:table-cell/>
          <table:table-cell table:formula="of:=10^[.A51]" office:value-type="float" office:value="0.00112763724538253" calcext:value-type="float">
            <text:p>0.0011276372</text:p>
          </table:table-cell>
          <table:table-cell table:formula="of:=10^[.B51]" office:value-type="float" office:value="0.000000753657747507414" calcext:value-type="float">
            <text:p>7.53657747507414E-07</text:p>
          </table:table-cell>
          <table:table-cell table:formula="of:=[.C51]/[.$F$2]" office:value-type="float" office:value="281.25" calcext:value-type="float">
            <text:p>2.81250000E+02</text:p>
          </table:table-cell>
          <table:table-cell table:formula="of:=[.G51]*[.$F$3]" office:value-type="float" office:value="1406.25" calcext:value-type="float">
            <text:p>1.40625000E+03</text:p>
          </table:table-cell>
          <table:table-cell/>
          <table:table-cell table:formula="of:=(LOG([.F51])-LOG([.F50]))/(LOG([.E51])-LOG([.E50]))" office:value-type="float" office:value="1.7626639033097" calcext:value-type="float">
            <text:p>1.8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OVERFLOW P0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2.53362894058228" calcext:value-type="float">
            <text:p>-2.53E+00</text:p>
          </table:table-cell>
          <table:table-cell table:style-name="ce1" office:value-type="float" office:value="0.692889988422394" calcext:value-type="float">
            <text:p>6.93E-01</text:p>
          </table:table-cell>
          <table:table-cell table:style-name="ce1"/>
          <table:table-cell table:formula="of:=10^[.A54]" office:value-type="float" office:value="0.0666666583303208" calcext:value-type="float">
            <text:p>0.0666666583</text:p>
          </table:table-cell>
          <table:table-cell table:formula="of:=10^[.B54]" office:value-type="float" office:value="0.00292665182920717" calcext:value-type="float">
            <text:p>0.0029266518</text:p>
          </table:table-cell>
          <table:table-cell table:formula="of:=[.C54]/[.$F$2]" office:value-type="float" office:value="0.0866112485527992" calcext:value-type="float">
            <text:p>8.66112486E-02</text:p>
          </table:table-cell>
          <table:table-cell table:formula="of:=[.G54]*[.$F$3]" office:value-type="float" office:value="0.433056242763996" calcext:value-type="float">
            <text:p>4.33056243E-01</text:p>
          </table:table-cell>
          <table:table-cell/>
          <table:table-cell table:style-name="Default"/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2.46131229400635" calcext:value-type="float">
            <text:p>-2.46E+00</text:p>
          </table:table-cell>
          <table:table-cell table:style-name="ce1" office:value-type="float" office:value="4.35430002212524" calcext:value-type="float">
            <text:p>4.35E+00</text:p>
          </table:table-cell>
          <table:table-cell table:style-name="ce1"/>
          <table:table-cell table:formula="of:=10^[.A55]" office:value-type="float" office:value="0.0346479465477021" calcext:value-type="float">
            <text:p>0.0346479465</text:p>
          </table:table-cell>
          <table:table-cell table:formula="of:=10^[.B55]" office:value-type="float" office:value="0.0034569070793727" calcext:value-type="float">
            <text:p>0.0034569071</text:p>
          </table:table-cell>
          <table:table-cell table:formula="of:=[.C55]/[.$F$2]" office:value-type="float" office:value="0.544287502765656" calcext:value-type="float">
            <text:p>5.44287503E-01</text:p>
          </table:table-cell>
          <table:table-cell table:formula="of:=[.G55]*[.$F$3]" office:value-type="float" office:value="2.72143751382828" calcext:value-type="float">
            <text:p>2.72143751E+00</text:p>
          </table:table-cell>
          <table:table-cell/>
          <table:table-cell table:formula="of:=(LOG([.F55])-LOG([.F54]))/(LOG([.E55])-LOG([.E54]))" office:value-type="float" office:value="-0.254428965433942" calcext:value-type="float">
            <text:p>-0.3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2.58250164985657" calcext:value-type="float">
            <text:p>-2.58E+00</text:p>
          </table:table-cell>
          <table:table-cell table:style-name="ce1" office:value-type="float" office:value="24.6650009155273" calcext:value-type="float">
            <text:p>2.47E+01</text:p>
          </table:table-cell>
          <table:table-cell table:style-name="ce1"/>
          <table:table-cell table:formula="of:=10^[.A56]" office:value-type="float" office:value="0.0176749067029682" calcext:value-type="float">
            <text:p>0.0176749067</text:p>
          </table:table-cell>
          <table:table-cell table:formula="of:=10^[.B56]" office:value-type="float" office:value="0.00261516051329395" calcext:value-type="float">
            <text:p>0.0026151605</text:p>
          </table:table-cell>
          <table:table-cell table:formula="of:=[.C56]/[.$F$2]" office:value-type="float" office:value="3.08312511444092" calcext:value-type="float">
            <text:p>3.08312511E+00</text:p>
          </table:table-cell>
          <table:table-cell table:formula="of:=[.G56]*[.$F$3]" office:value-type="float" office:value="15.4156255722046" calcext:value-type="float">
            <text:p>1.54156256E+01</text:p>
          </table:table-cell>
          <table:table-cell/>
          <table:table-cell table:formula="of:=(LOG([.F56])-LOG([.F55]))/(LOG([.E56])-LOG([.E55]))" office:value-type="float" office:value="0.414577183145811" calcext:value-type="float">
            <text:p>0.4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2.81671500205994" calcext:value-type="float">
            <text:p>-2.82E+00</text:p>
          </table:table-cell>
          <table:table-cell table:style-name="ce1" office:value-type="float" office:value="136.899993896484" calcext:value-type="float">
            <text:p>1.37E+02</text:p>
          </table:table-cell>
          <table:table-cell/>
          <table:table-cell table:formula="of:=10^[.A57]" office:value-type="float" office:value="0.00892821533137083" calcext:value-type="float">
            <text:p>0.0089282153</text:p>
          </table:table-cell>
          <table:table-cell table:formula="of:=10^[.B57]" office:value-type="float" office:value="0.00152505321422787" calcext:value-type="float">
            <text:p>0.0015250532</text:p>
          </table:table-cell>
          <table:table-cell table:formula="of:=[.C57]/[.$F$2]" office:value-type="float" office:value="17.1124992370605" calcext:value-type="float">
            <text:p>1.71124992E+01</text:p>
          </table:table-cell>
          <table:table-cell table:formula="of:=[.G57]*[.$F$3]" office:value-type="float" office:value="85.5624961853027" calcext:value-type="float">
            <text:p>8.55624962E+01</text:p>
          </table:table-cell>
          <table:table-cell/>
          <table:table-cell table:formula="of:=(LOG([.F57])-LOG([.F56]))/(LOG([.E57])-LOG([.E56]))" office:value-type="float" office:value="0.789680699100231" calcext:value-type="float">
            <text:p>0.8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3.10079073905945" calcext:value-type="float">
            <text:p>-3.10E+00</text:p>
          </table:table-cell>
          <table:table-cell table:style-name="ce1" office:value-type="float" office:value="1390.09997558594" calcext:value-type="float">
            <text:p>1.39E+03</text:p>
          </table:table-cell>
          <table:table-cell/>
          <table:table-cell table:formula="of:=10^[.A58]" office:value-type="float" office:value="0.00448719226161251" calcext:value-type="float">
            <text:p>0.0044871923</text:p>
          </table:table-cell>
          <table:table-cell table:formula="of:=10^[.B58]" office:value-type="float" office:value="0.000792883282223578" calcext:value-type="float">
            <text:p>0.0007928833</text:p>
          </table:table-cell>
          <table:table-cell table:formula="of:=[.C58]/[.$F$2]" office:value-type="float" office:value="173.762496948242" calcext:value-type="float">
            <text:p>1.73762497E+02</text:p>
          </table:table-cell>
          <table:table-cell table:formula="of:=[.G58]*[.$F$3]" office:value-type="float" office:value="868.812484741211" calcext:value-type="float">
            <text:p>8.68812485E+02</text:p>
          </table:table-cell>
          <table:table-cell/>
          <table:table-cell table:formula="of:=(LOG([.F58])-LOG([.F57]))/(LOG([.E58])-LOG([.E57]))" office:value-type="float" office:value="0.950753900365144" calcext:value-type="float">
            <text:p>1.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VERFLOW P1</text:p>
          </table:table-cell>
          <table:table-cell/>
          <table:table-cell table:style-name="ce1" table:number-columns-repeated="2"/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-1.176091259" calcext:value-type="float">
            <text:p>-1.176091259</text:p>
          </table:table-cell>
          <table:table-cell office:value-type="float" office:value="-3.044992303" calcext:value-type="float">
            <text:p>-3.04E+00</text:p>
          </table:table-cell>
          <table:table-cell table:style-name="ce1" office:value-type="float" office:value="0.69689" calcext:value-type="float">
            <text:p>6.97E-01</text:p>
          </table:table-cell>
          <table:table-cell table:style-name="ce1"/>
          <table:table-cell table:formula="of:=10^[.A62]" office:value-type="float" office:value="0.066666666675214" calcext:value-type="float">
            <text:p>0.0666666667</text:p>
          </table:table-cell>
          <table:table-cell table:formula="of:=10^[.B62]" office:value-type="float" office:value="0.000901587116290534" calcext:value-type="float">
            <text:p>0.0009015871</text:p>
          </table:table-cell>
          <table:table-cell table:formula="of:=[.C62]/[.$F$2]" office:value-type="float" office:value="0.08711125" calcext:value-type="float">
            <text:p>8.71112500E-02</text:p>
          </table:table-cell>
          <table:table-cell table:formula="of:=[.G62]*[.$F$3]" office:value-type="float" office:value="0.43555625" calcext:value-type="float">
            <text:p>4.35556250E-01</text:p>
          </table:table-cell>
          <table:table-cell/>
          <table:table-cell table:style-name="Default"/>
        </table:table-row>
        <table:table-row table:style-name="ro1">
          <table:table-cell office:value-type="float" office:value="-1.460322501" calcext:value-type="float">
            <text:p>-1.460322501</text:p>
          </table:table-cell>
          <table:table-cell office:value-type="float" office:value="-3.202772353" calcext:value-type="float">
            <text:p>-3.20E+00</text:p>
          </table:table-cell>
          <table:table-cell table:style-name="ce1" office:value-type="float" office:value="3.8134" calcext:value-type="float">
            <text:p>3.81E+00</text:p>
          </table:table-cell>
          <table:table-cell table:style-name="ce1"/>
          <table:table-cell table:formula="of:=10^[.A63]" office:value-type="float" office:value="0.0346479464100987" calcext:value-type="float">
            <text:p>0.0346479464</text:p>
          </table:table-cell>
          <table:table-cell table:formula="of:=10^[.B63]" office:value-type="float" office:value="0.000626942407089929" calcext:value-type="float">
            <text:p>0.0006269424</text:p>
          </table:table-cell>
          <table:table-cell table:formula="of:=[.C63]/[.$F$2]" office:value-type="float" office:value="0.476675" calcext:value-type="float">
            <text:p>4.76675000E-01</text:p>
          </table:table-cell>
          <table:table-cell table:formula="of:=[.G63]*[.$F$3]" office:value-type="float" office:value="2.383375" calcext:value-type="float">
            <text:p>2.38337500E+00</text:p>
          </table:table-cell>
          <table:table-cell/>
          <table:table-cell table:formula="of:=(LOG([.F63])-LOG([.F62]))/(LOG([.E63])-LOG([.E62]))" office:value-type="float" office:value="0.555111566518082" calcext:value-type="float">
            <text:p>0.6</text:p>
          </table:table-cell>
        </table:table-row>
        <table:table-row table:style-name="ro1">
          <table:table-cell office:value-type="float" office:value="-1.752642837" calcext:value-type="float">
            <text:p>-1.752642837</text:p>
          </table:table-cell>
          <table:table-cell office:value-type="float" office:value="-3.759083717" calcext:value-type="float">
            <text:p>-3.76E+00</text:p>
          </table:table-cell>
          <table:table-cell table:style-name="ce1" office:value-type="float" office:value="23.41" calcext:value-type="float">
            <text:p>2.34E+01</text:p>
          </table:table-cell>
          <table:table-cell table:style-name="ce1"/>
          <table:table-cell table:formula="of:=10^[.A64]" office:value-type="float" office:value="0.0176749080439397" calcext:value-type="float">
            <text:p>0.017674908</text:p>
          </table:table-cell>
          <table:table-cell table:formula="of:=10^[.B64]" office:value-type="float" office:value="0.000174147114544992" calcext:value-type="float">
            <text:p>0.0001741471</text:p>
          </table:table-cell>
          <table:table-cell table:formula="of:=[.C64]/[.$F$2]" office:value-type="float" office:value="2.92625" calcext:value-type="float">
            <text:p>2.92625000E+00</text:p>
          </table:table-cell>
          <table:table-cell table:formula="of:=[.G64]*[.$F$3]" office:value-type="float" office:value="14.63125" calcext:value-type="float">
            <text:p>1.46312500E+01</text:p>
          </table:table-cell>
          <table:table-cell/>
          <table:table-cell table:formula="of:=(LOG([.F64])-LOG([.F63]))/(LOG([.E64])-LOG([.E63]))" office:value-type="float" office:value="1.90308813821287" calcext:value-type="float">
            <text:p>1.9</text:p>
          </table:table-cell>
        </table:table-row>
        <table:table-row table:style-name="ro1">
          <table:table-cell office:value-type="float" office:value="-2.049235333" calcext:value-type="float">
            <text:p>-2.049235333</text:p>
          </table:table-cell>
          <table:table-cell table:style-name="Default" office:value-type="float" office:value="-4.522826337" calcext:value-type="float">
            <text:p>-4.522826337</text:p>
          </table:table-cell>
          <table:table-cell office:value-type="float" office:value="119.67" calcext:value-type="float">
            <text:p>119.67</text:p>
          </table:table-cell>
          <table:table-cell/>
          <table:table-cell table:formula="of:=10^[.A65]" office:value-type="float" office:value="0.00892821555613344" calcext:value-type="float">
            <text:p>0.0089282156</text:p>
          </table:table-cell>
          <table:table-cell table:formula="of:=10^[.B65]" office:value-type="float" office:value="0.0000300036204541956" calcext:value-type="float">
            <text:p>3.00036204541956E-05</text:p>
          </table:table-cell>
          <table:table-cell table:formula="of:=[.C65]/[.$F$2]" office:value-type="float" office:value="14.95875" calcext:value-type="float">
            <text:p>1.49587500E+01</text:p>
          </table:table-cell>
          <table:table-cell table:formula="of:=[.G65]*[.$F$3]" office:value-type="float" office:value="74.79375" calcext:value-type="float">
            <text:p>7.47937500E+01</text:p>
          </table:table-cell>
          <table:table-cell/>
          <table:table-cell table:formula="of:=(LOG([.F65])-LOG([.F64]))/(LOG([.E65])-LOG([.E64]))" office:value-type="float" office:value="2.57505712484378" calcext:value-type="float">
            <text:p>2.6</text:p>
          </table:table-cell>
        </table:table-row>
        <table:table-row table:style-name="ro1">
          <table:table-cell office:value-type="float" office:value="-2.34802522" calcext:value-type="float">
            <text:p>-2.34802522</text:p>
          </table:table-cell>
          <table:table-cell office:value-type="float" office:value="-5.340108507" calcext:value-type="float">
            <text:p>-5.34E+00</text:p>
          </table:table-cell>
          <table:table-cell office:value-type="float" office:value="785.31" calcext:value-type="float">
            <text:p>785.31</text:p>
          </table:table-cell>
          <table:table-cell/>
          <table:table-cell table:formula="of:=10^[.A66]" office:value-type="float" office:value="0.00448719331508248" calcext:value-type="float">
            <text:p>0.0044871933</text:p>
          </table:table-cell>
          <table:table-cell table:formula="of:=10^[.B66]" office:value-type="float" office:value="0.0000045697400194978" calcext:value-type="float">
            <text:p>4.5697400194978E-06</text:p>
          </table:table-cell>
          <table:table-cell table:formula="of:=[.C66]/[.$F$2]" office:value-type="float" office:value="98.16375" calcext:value-type="float">
            <text:p>9.81637500E+01</text:p>
          </table:table-cell>
          <table:table-cell table:formula="of:=[.G66]*[.$F$3]" office:value-type="float" office:value="490.81875" calcext:value-type="float">
            <text:p>4.90818750E+02</text:p>
          </table:table-cell>
          <table:table-cell/>
          <table:table-cell table:formula="of:=(LOG([.F66])-LOG([.F65]))/(LOG([.E66])-LOG([.E65]))" office:value-type="float" office:value="2.73530733655654" calcext:value-type="float">
            <text:p>2.7</text:p>
          </table:table-cell>
        </table:table-row>
        <table:table-row table:style-name="ro1">
          <table:table-cell office:value-type="float" office:value="-2.647929732" calcext:value-type="float">
            <text:p>-2.647929732</text:p>
          </table:table-cell>
          <table:table-cell office:value-type="float" office:value="-6.135369532" calcext:value-type="float">
            <text:p>-6.14E+00</text:p>
          </table:table-cell>
          <table:table-cell office:value-type="float" office:value="4866" calcext:value-type="float">
            <text:p>4866</text:p>
          </table:table-cell>
          <table:table-cell/>
          <table:table-cell table:formula="of:=10^[.A67]" office:value-type="float" office:value="0.00224941852792395" calcext:value-type="float">
            <text:p>0.0022494185</text:p>
          </table:table-cell>
          <table:table-cell table:formula="of:=10^[.B67]" office:value-type="float" office:value="0.000000732201253430251" calcext:value-type="float">
            <text:p>7.32201253430251E-07</text:p>
          </table:table-cell>
          <table:table-cell table:formula="of:=[.C67]/[.$F$2]" office:value-type="float" office:value="608.25" calcext:value-type="float">
            <text:p>6.08250000E+02</text:p>
          </table:table-cell>
          <table:table-cell table:formula="of:=[.G67]*[.$F$3]" office:value-type="float" office:value="3041.25" calcext:value-type="float">
            <text:p>3.04125000E+03</text:p>
          </table:table-cell>
          <table:table-cell/>
          <table:table-cell table:formula="of:=(LOG([.F67])-LOG([.F66]))/(LOG([.E67])-LOG([.E66]))" office:value-type="float" office:value="2.65171410625526" calcext:value-type="float">
            <text:p>2.7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VERFLOW P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3.12696957588196" calcext:value-type="float">
            <text:p>-3.13E+00</text:p>
          </table:table-cell>
          <table:table-cell table:style-name="ce1" office:value-type="float" office:value="0.900860011577606" calcext:value-type="float">
            <text:p>9.01E-01</text:p>
          </table:table-cell>
          <table:table-cell/>
          <table:table-cell table:formula="of:=10^[.A70]" office:value-type="float" office:value="0.0666666583303208" calcext:value-type="float">
            <text:p>0.0666666583</text:p>
          </table:table-cell>
          <table:table-cell table:formula="of:=10^[.B70]" office:value-type="float" office:value="0.000746501052053131" calcext:value-type="float">
            <text:p>0.0007465011</text:p>
          </table:table-cell>
          <table:table-cell table:formula="of:=[.C70]/[.$F$2]" office:value-type="float" office:value="0.112607501447201" calcext:value-type="float">
            <text:p>1.12607501E-01</text:p>
          </table:table-cell>
          <table:table-cell table:formula="of:=[.G70]*[.$F$3]" office:value-type="float" office:value="0.563037507236004" calcext:value-type="float">
            <text:p>5.63037507E-01</text:p>
          </table:table-cell>
          <table:table-cell/>
          <table:table-cell table:style-name="Default"/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3.26296591758728" calcext:value-type="float">
            <text:p>-3.26E+00</text:p>
          </table:table-cell>
          <table:table-cell table:style-name="ce1" office:value-type="float" office:value="3.93639993667603" calcext:value-type="float">
            <text:p>3.94E+00</text:p>
          </table:table-cell>
          <table:table-cell/>
          <table:table-cell table:formula="of:=10^[.A71]" office:value-type="float" office:value="0.0346479465477021" calcext:value-type="float">
            <text:p>0.0346479465</text:p>
          </table:table-cell>
          <table:table-cell table:formula="of:=10^[.B71]" office:value-type="float" office:value="0.000545800692569295" calcext:value-type="float">
            <text:p>0.0005458007</text:p>
          </table:table-cell>
          <table:table-cell table:formula="of:=[.C71]/[.$F$2]" office:value-type="float" office:value="0.492049992084503" calcext:value-type="float">
            <text:p>4.92049992E-01</text:p>
          </table:table-cell>
          <table:table-cell table:formula="of:=[.G71]*[.$F$3]" office:value-type="float" office:value="2.46024996042252" calcext:value-type="float">
            <text:p>2.46024996E+00</text:p>
          </table:table-cell>
          <table:table-cell/>
          <table:table-cell table:formula="of:=(LOG([.F71])-LOG([.F70]))/(LOG([.E71])-LOG([.E70]))" office:value-type="float" office:value="0.47847086613115" calcext:value-type="float">
            <text:p>0.5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3.63121509552002" calcext:value-type="float">
            <text:p>-3.63E+00</text:p>
          </table:table-cell>
          <table:table-cell table:style-name="ce1" office:value-type="float" office:value="24.6380004882812" calcext:value-type="float">
            <text:p>2.46E+01</text:p>
          </table:table-cell>
          <table:table-cell/>
          <table:table-cell table:formula="of:=10^[.A72]" office:value-type="float" office:value="0.0176749067029682" calcext:value-type="float">
            <text:p>0.0176749067</text:p>
          </table:table-cell>
          <table:table-cell table:formula="of:=10^[.B72]" office:value-type="float" office:value="0.000233767915612875" calcext:value-type="float">
            <text:p>0.0002337679</text:p>
          </table:table-cell>
          <table:table-cell table:formula="of:=[.C72]/[.$F$2]" office:value-type="float" office:value="3.07975006103516" calcext:value-type="float">
            <text:p>3.07975006E+00</text:p>
          </table:table-cell>
          <table:table-cell table:formula="of:=[.G72]*[.$F$3]" office:value-type="float" office:value="15.3987503051758" calcext:value-type="float">
            <text:p>1.53987503E+01</text:p>
          </table:table-cell>
          <table:table-cell/>
          <table:table-cell table:formula="of:=(LOG([.F72])-LOG([.F71]))/(LOG([.E72])-LOG([.E71]))" office:value-type="float" office:value="1.25974517986382" calcext:value-type="float">
            <text:p>1.3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4.04023838043213" calcext:value-type="float">
            <text:p>-4.04E+00</text:p>
          </table:table-cell>
          <table:table-cell table:style-name="ce1" office:value-type="float" office:value="170.960006713867" calcext:value-type="float">
            <text:p>1.71E+02</text:p>
          </table:table-cell>
          <table:table-cell/>
          <table:table-cell table:formula="of:=10^[.A73]" office:value-type="float" office:value="0.00892821533137083" calcext:value-type="float">
            <text:p>0.0089282153</text:p>
          </table:table-cell>
          <table:table-cell table:formula="of:=10^[.B73]" office:value-type="float" office:value="0.0000911510381965894" calcext:value-type="float">
            <text:p>0.000091151</text:p>
          </table:table-cell>
          <table:table-cell table:formula="of:=[.C73]/[.$F$2]" office:value-type="float" office:value="21.3700008392334" calcext:value-type="float">
            <text:p>2.13700008E+01</text:p>
          </table:table-cell>
          <table:table-cell table:formula="of:=[.G73]*[.$F$3]" office:value-type="float" office:value="106.850004196167" calcext:value-type="float">
            <text:p>1.06850004E+02</text:p>
          </table:table-cell>
          <table:table-cell/>
          <table:table-cell table:formula="of:=(LOG([.F73])-LOG([.F72]))/(LOG([.E73])-LOG([.E72]))" office:value-type="float" office:value="1.37907506356514" calcext:value-type="float">
            <text:p>1.4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4.45769453048706" calcext:value-type="float">
            <text:p>-4.46E+00</text:p>
          </table:table-cell>
          <table:table-cell table:style-name="ce1" office:value-type="float" office:value="1218.80004882813" calcext:value-type="float">
            <text:p>1.22E+03</text:p>
          </table:table-cell>
          <table:table-cell/>
          <table:table-cell table:formula="of:=10^[.A74]" office:value-type="float" office:value="0.00448719226161251" calcext:value-type="float">
            <text:p>0.0044871923</text:p>
          </table:table-cell>
          <table:table-cell table:formula="of:=10^[.B74]" office:value-type="float" office:value="0.0000348582411081886" calcext:value-type="float">
            <text:p>3.48582411081886E-05</text:p>
          </table:table-cell>
          <table:table-cell table:formula="of:=[.C74]/[.$F$2]" office:value-type="float" office:value="152.350006103516" calcext:value-type="float">
            <text:p>1.52350006E+02</text:p>
          </table:table-cell>
          <table:table-cell table:formula="of:=[.G74]*[.$F$3]" office:value-type="float" office:value="761.750030517578" calcext:value-type="float">
            <text:p>7.61750031E+02</text:p>
          </table:table-cell>
          <table:table-cell/>
          <table:table-cell table:formula="of:=(LOG([.F74])-LOG([.F73]))/(LOG([.E74])-LOG([.E73]))" office:value-type="float" office:value="1.39715579756404" calcext:value-type="float">
            <text:p>1.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VERFLOW P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float" office:value="-1.17609131336212" calcext:value-type="float">
            <text:p>-1.18E+00</text:p>
          </table:table-cell>
          <table:table-cell office:value-type="float" office:value="-3.17999148368835" calcext:value-type="float">
            <text:p>-3.18E+00</text:p>
          </table:table-cell>
          <table:table-cell table:style-name="ce1" office:value-type="float" office:value="1.27579998970032" calcext:value-type="float">
            <text:p>1.28E+00</text:p>
          </table:table-cell>
          <table:table-cell/>
          <table:table-cell table:formula="of:=10^[.A78]" office:value-type="float" office:value="0.0666666583303208" calcext:value-type="float">
            <text:p>0.0666666583</text:p>
          </table:table-cell>
          <table:table-cell table:formula="of:=10^[.B78]" office:value-type="float" office:value="0.000660706404024104" calcext:value-type="float">
            <text:p>0.0006607064</text:p>
          </table:table-cell>
          <table:table-cell table:formula="of:=[.C78]/[.$F$2]" office:value-type="float" office:value="0.15947499871254" calcext:value-type="float">
            <text:p>1.59474999E-01</text:p>
          </table:table-cell>
          <table:table-cell table:formula="of:=[.G78]*[.$F$3]" office:value-type="float" office:value="0.797374993562698" calcext:value-type="float">
            <text:p>7.97374994E-01</text:p>
          </table:table-cell>
          <table:table-cell table:number-columns-repeated="2"/>
        </table:table-row>
        <table:table-row table:style-name="ro1">
          <table:table-cell table:style-name="ce1" office:value-type="float" office:value="-1.46032249927521" calcext:value-type="float">
            <text:p>-1.46E+00</text:p>
          </table:table-cell>
          <table:table-cell office:value-type="float" office:value="-3.23559522628784" calcext:value-type="float">
            <text:p>-3.24E+00</text:p>
          </table:table-cell>
          <table:table-cell table:style-name="ce1" office:value-type="float" office:value="5.90409994125366" calcext:value-type="float">
            <text:p>5.90E+00</text:p>
          </table:table-cell>
          <table:table-cell/>
          <table:table-cell table:formula="of:=10^[.A79]" office:value-type="float" office:value="0.0346479465477021" calcext:value-type="float">
            <text:p>0.0346479465</text:p>
          </table:table-cell>
          <table:table-cell table:formula="of:=10^[.B79]" office:value-type="float" office:value="0.000581305957334701" calcext:value-type="float">
            <text:p>0.000581306</text:p>
          </table:table-cell>
          <table:table-cell table:formula="of:=[.C79]/[.$F$2]" office:value-type="float" office:value="0.738012492656708" calcext:value-type="float">
            <text:p>7.38012493E-01</text:p>
          </table:table-cell>
          <table:table-cell table:formula="of:=[.G79]*[.$F$3]" office:value-type="float" office:value="3.69006246328354" calcext:value-type="float">
            <text:p>3.69006246E+00</text:p>
          </table:table-cell>
          <table:table-cell/>
          <table:table-cell table:formula="of:=(LOG([.F79])-LOG([.F78]))/(LOG([.E79])-LOG([.E78]))" office:value-type="float" office:value="0.195628577563943" calcext:value-type="float">
            <text:p>0.2</text:p>
          </table:table-cell>
        </table:table-row>
        <table:table-row table:style-name="ro1">
          <table:table-cell table:style-name="ce1" office:value-type="float" office:value="-1.75264286994934" calcext:value-type="float">
            <text:p>-1.75E+00</text:p>
          </table:table-cell>
          <table:table-cell office:value-type="float" office:value="-3.43745064735413" calcext:value-type="float">
            <text:p>-3.44E+00</text:p>
          </table:table-cell>
          <table:table-cell table:style-name="ce1" office:value-type="float" office:value="32.8230018615723" calcext:value-type="float">
            <text:p>3.28E+01</text:p>
          </table:table-cell>
          <table:table-cell/>
          <table:table-cell table:formula="of:=10^[.A80]" office:value-type="float" office:value="0.0176749067029682" calcext:value-type="float">
            <text:p>0.0176749067</text:p>
          </table:table-cell>
          <table:table-cell table:formula="of:=10^[.B80]" office:value-type="float" office:value="0.000365215627513737" calcext:value-type="float">
            <text:p>0.0003652156</text:p>
          </table:table-cell>
          <table:table-cell table:formula="of:=[.C80]/[.$F$2]" office:value-type="float" office:value="4.10287523269653" calcext:value-type="float">
            <text:p>4.10287523E+00</text:p>
          </table:table-cell>
          <table:table-cell table:formula="of:=[.G80]*[.$F$3]" office:value-type="float" office:value="20.5143761634827" calcext:value-type="float">
            <text:p>2.05143762E+01</text:p>
          </table:table-cell>
          <table:table-cell/>
          <table:table-cell table:formula="of:=(LOG([.F80])-LOG([.F79]))/(LOG([.E80])-LOG([.E79]))" office:value-type="float" office:value="0.690528068915566" calcext:value-type="float">
            <text:p>0.7</text:p>
          </table:table-cell>
        </table:table-row>
        <table:table-row table:style-name="ro1">
          <table:table-cell table:style-name="ce1" office:value-type="float" office:value="-2.04923534393311" calcext:value-type="float">
            <text:p>-2.05E+00</text:p>
          </table:table-cell>
          <table:table-cell office:value-type="float" office:value="-3.72690677642822" calcext:value-type="float">
            <text:p>-3.73E+00</text:p>
          </table:table-cell>
          <table:table-cell table:style-name="ce1" office:value-type="float" office:value="302.790008544922" calcext:value-type="float">
            <text:p>3.03E+02</text:p>
          </table:table-cell>
          <table:table-cell/>
          <table:table-cell table:formula="of:=10^[.A81]" office:value-type="float" office:value="0.00892821533137083" calcext:value-type="float">
            <text:p>0.0089282153</text:p>
          </table:table-cell>
          <table:table-cell table:formula="of:=10^[.B81]" office:value-type="float" office:value="0.000187539702860112" calcext:value-type="float">
            <text:p>0.0001875397</text:p>
          </table:table-cell>
          <table:table-cell table:formula="of:=[.C81]/[.$F$2]" office:value-type="float" office:value="37.8487510681152" calcext:value-type="float">
            <text:p>3.78487511E+01</text:p>
          </table:table-cell>
          <table:table-cell table:formula="of:=[.G81]*[.$F$3]" office:value-type="float" office:value="189.243755340576" calcext:value-type="float">
            <text:p>1.89243755E+02</text:p>
          </table:table-cell>
          <table:table-cell/>
          <table:table-cell table:formula="of:=(LOG([.F81])-LOG([.F80]))/(LOG([.E81])-LOG([.E80]))" office:value-type="float" office:value="0.975938887410642" calcext:value-type="float">
            <text:p>1.0</text:p>
          </table:table-cell>
        </table:table-row>
        <table:table-row table:style-name="ro1">
          <table:table-cell table:style-name="ce1" office:value-type="float" office:value="-2.34802532196045" calcext:value-type="float">
            <text:p>-2.35E+00</text:p>
          </table:table-cell>
          <table:table-cell office:value-type="float" office:value="-4.13779783248901" calcext:value-type="float">
            <text:p>-4.14E+00</text:p>
          </table:table-cell>
          <table:table-cell table:style-name="ce1" office:value-type="float" office:value="2038.5" calcext:value-type="float">
            <text:p>2.04E+03</text:p>
          </table:table-cell>
          <table:table-cell/>
          <table:table-cell table:formula="of:=10^[.A82]" office:value-type="float" office:value="0.00448719226161251" calcext:value-type="float">
            <text:p>0.0044871923</text:p>
          </table:table-cell>
          <table:table-cell table:formula="of:=10^[.B82]" office:value-type="float" office:value="0.0000728118670649487" calcext:value-type="float">
            <text:p>7.28118670649487E-05</text:p>
          </table:table-cell>
          <table:table-cell table:formula="of:=[.C82]/[.$F$2]" office:value-type="float" office:value="254.8125" calcext:value-type="float">
            <text:p>2.54812500E+02</text:p>
          </table:table-cell>
          <table:table-cell table:formula="of:=[.G82]*[.$F$3]" office:value-type="float" office:value="1274.0625" calcext:value-type="float">
            <text:p>1.27406250E+03</text:p>
          </table:table-cell>
          <table:table-cell/>
          <table:table-cell table:formula="of:=(LOG([.F82])-LOG([.F81]))/(LOG([.E82])-LOG([.E81]))" office:value-type="float" office:value="1.37518352781964" calcext:value-type="float">
            <text:p>1.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3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4">
      <number:number number:decimal-places="1" loext:min-decimal-places="1" number:min-integer-digits="1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1:58:55.0212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0:27:58.322000000</meta:creation-date>
    <dc:date>2016-05-24T12:00:29.748560863</dc:date>
    <meta:editing-duration>PT10H45M12S</meta:editing-duration>
    <meta:editing-cycles>3</meta:editing-cycles>
    <meta:generator>LibreOffice/5.0.6.2$Linux_X86_64 LibreOffice_project/00m0$Build-2</meta:generator>
    <meta:document-statistic meta:table-count="1" meta:cell-count="388" meta:object-count="0"/>
  </office:meta>
</office:document-meta>
</file>